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3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79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2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87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0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A quantidade descrita neste documento (86) é diferente da quantidade do arquivo manuallyAnnotatedTitan.lua (83)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Regular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/>
          <table:table-cell table:style-name="ce10"/>
          <table:table-cell office:value-type="float" office:value="3" calcext:value-type="float">
            <text:p>3</text:p>
          </table:table-cell>
          <table:table-cell table:style-name="ce15"/>
          <table:table-cell/>
          <table:table-cell table:style-name="ce36" office:value-type="string" calcext:value-type="string">
            <text:p>Regular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36" office:value-type="string" calcext:value-type="string">
            <text:p>Hard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  <table:table-cell table:style-name="ce10"/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Unique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3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79"/>
          <table:covered-table-cell table:style-name="ce87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3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79" office:value-type="string" calcext:value-type="string">
            <text:p>Excellent</text:p>
          </table:table-cell>
          <table:table-cell table:style-name="ce79" office:value-type="string" calcext:value-type="string">
            <text:p>Good</text:p>
          </table:table-cell>
          <table:table-cell table:style-name="ce79" office:value-type="string" calcext:value-type="string">
            <text:p>Poor</text:p>
          </table:table-cell>
          <table:table-cell table:style-name="ce87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table:number-columns-repeated="3"/>
          <table:table-cell table:style-name="ce30"/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" calcext:value-type="error">
            <text:p>#DIV/0!</text:p>
          </table:table-cell>
          <table:table-cell table:style-name="ce23" table:formula="of:=COM.MICROSOFT.CONCAT(ROUND(([.C58]/SUM([.B58:.E58]))*100;2);&quot;%&quot;)" office:value-type="string" office:string-value="" calcext:value-type="error">
            <text:p>#DIV/0!</text:p>
          </table:table-cell>
          <table:table-cell table:style-name="ce23" table:formula="of:=COM.MICROSOFT.CONCAT(ROUND(([.D58]/SUM([.B58:.E58]))*100;2);&quot;%&quot;)" office:value-type="string" office:string-value="" calcext:value-type="error">
            <text:p>#DIV/0!</text:p>
          </table:table-cell>
          <table:table-cell table:style-name="ce31" table:formula="of:=COM.MICROSOFT.CONCAT(ROUND(([.E58]/SUM([.B58:.E58]))*100;2);&quot;%&quot;)" office:value-type="string" office:string-value="" calcext:value-type="error">
            <text:p>#DIV/0!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8]/SUM([.H58:.K58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8]/SUM([.H58:.K58]))*100;2);&quot;%&quot;)" office:value-type="string" office:string-value="8,57%" calcext:value-type="string">
            <text:p>8,57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60]/SUM([.B60:.E60]))*100;2);&quot;%&quot;)" office:value-type="string" office:string-value="2,7%" calcext:value-type="string">
            <text:p>2,7%</text:p>
          </table:table-cell>
          <table:table-cell table:style-name="ce23" table:formula="of:=COM.MICROSOFT.CONCAT(ROUND(([.D60]/SUM([.B60:.E60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60]/SUM([.B60:.E60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60]/SUM([.H60:.K60]))*100;2);&quot;%&quot;)" office:value-type="string" office:string-value="13,71%" calcext:value-type="string">
            <text:p>13,71%</text:p>
          </table:table-cell>
          <table:table-cell table:style-name="ce47" table:formula="of:=COM.MICROSOFT.CONCAT(ROUND(([.J60]/SUM([.H60:.K60]))*100;2);&quot;%&quot;)" office:value-type="string" office:string-value="23,43%" calcext:value-type="string">
            <text:p>23,43%</text:p>
          </table:table-cell>
          <table:table-cell table:style-name="ce55" table:formula="of:=COM.MICROSOFT.CONCAT(ROUND(([.K60]/SUM([.H60:.K60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2]/SUM([.B62:.E62]))*100;2);&quot;%&quot;)" office:value-type="string" office:string-value="4,05%" calcext:value-type="string">
            <text:p>4,05%</text:p>
          </table:table-cell>
          <table:table-cell table:style-name="ce23" table:formula="of:=COM.MICROSOFT.CONCAT(ROUND(([.D62]/SUM([.B62:.E62]))*100;2);&quot;%&quot;)" office:value-type="string" office:string-value="0%" calcext:value-type="string">
            <text:p>0%</text:p>
          </table:table-cell>
          <table:table-cell table:style-name="ce31" table:formula="of:=COM.MICROSOFT.CONCAT(ROUND(([.E62]/SUM([.B62:.E62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2]/SUM([.H62:.K62]))*100;2);&quot;%&quot;)" office:value-type="string" office:string-value="4,57%" calcext:value-type="string">
            <text:p>4,57%</text:p>
          </table:table-cell>
          <table:table-cell table:style-name="ce47" table:formula="of:=COM.MICROSOFT.CONCAT(ROUND(([.J62]/SUM([.H62:.K62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2]/SUM([.H62:.K62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4]/SUM([.B64:.E64]))*100;2);&quot;%&quot;)" office:value-type="string" office:string-value="50%" calcext:value-type="string">
            <text:p>50%</text:p>
          </table:table-cell>
          <table:table-cell table:style-name="ce23" table:formula="of:=COM.MICROSOFT.CONCAT(ROUND(([.C64]/SUM([.B64:.E64]))*100;2);&quot;%&quot;)" office:value-type="string" office:string-value="9,46%" calcext:value-type="string">
            <text:p>9,46%</text:p>
          </table:table-cell>
          <table:table-cell table:style-name="ce23" table:formula="of:=COM.MICROSOFT.CONCAT(ROUND(([.D64]/SUM([.B64:.E64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4]/SUM([.B64:.E64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4]/SUM([.H64:.K64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4]/SUM([.H64:.K64]))*100;2);&quot;%&quot;)" office:value-type="string" office:string-value="3,43%" calcext:value-type="string">
            <text:p>3,43%</text:p>
          </table:table-cell>
          <table:table-cell table:style-name="ce47" table:formula="of:=COM.MICROSOFT.CONCAT(ROUND(([.J64]/SUM([.H64:.K64]))*100;2);&quot;%&quot;)" office:value-type="string" office:string-value="56%" calcext:value-type="string">
            <text:p>56%</text:p>
          </table:table-cell>
          <table:table-cell table:style-name="ce55" table:formula="of:=COM.MICROSOFT.CONCAT(ROUND(([.K64]/SUM([.H64:.K64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 table:number-rows-repeated="2">
          <table:table-cell table:style-name="ce15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56"/>
          <table:covered-table-cell table:style-name="ce66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2"/>
          <table:covered-table-cell table:style-name="ce90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56" office:value-type="string" calcext:value-type="string">
            <text:p>Excellent</text:p>
          </table:table-cell>
          <table:table-cell table:style-name="ce56" office:value-type="string" calcext:value-type="string">
            <text:p>Good</text:p>
          </table:table-cell>
          <table:table-cell table:style-name="ce56" office:value-type="string" calcext:value-type="string">
            <text:p>Poor</text:p>
          </table:table-cell>
          <table:table-cell table:style-name="ce66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2" office:value-type="string" calcext:value-type="string">
            <text:p>Excellent</text:p>
          </table:table-cell>
          <table:table-cell table:style-name="ce82" office:value-type="string" calcext:value-type="string">
            <text:p>Good</text:p>
          </table:table-cell>
          <table:table-cell table:style-name="ce82" office:value-type="string" calcext:value-type="string">
            <text:p>Poor</text:p>
          </table:table-cell>
          <table:table-cell table:style-name="ce90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0]/SUM([.B70:.E70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1,39%" calcext:value-type="string">
            <text:p>61,39%</text:p>
          </table:table-cell>
          <table:table-cell table:style-name="ce26" table:formula="of:=COM.MICROSOFT.CONCAT(ROUND(([.C76]/SUM([.B76:.E76]))*100;2);&quot;%&quot;)" office:value-type="string" office:string-value="14,85%" calcext:value-type="string">
            <text:p>14,85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5:28:21.949463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8-22T15:32:29.836833433</dc:date>
    <meta:editing-duration>PT13H37M45S</meta:editing-duration>
    <meta:editing-cycles>50</meta:editing-cycles>
    <meta:generator>LibreOffice/6.0.7.3$Linux_X86_64 LibreOffice_project/00m0$Build-3</meta:generator>
    <meta:document-statistic meta:table-count="1" meta:cell-count="419" meta:object-count="0"/>
  </office:meta>
</office:document-meta>
</file>